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4779E7CAC7BFD8D32C0.jpg" manifest:media-type="image/jpeg"/>
  <manifest:file-entry manifest:full-path="Pictures/10000000000004380000046CFCAF57641EDA3E32.jpg" manifest:media-type="image/jpeg"/>
  <manifest:file-entry manifest:full-path="Pictures/100000000000043800000663A0ECEC69455CAECF.jpg" manifest:media-type="image/jpeg"/>
  <manifest:file-entry manifest:full-path="Pictures/10000000000004380000058204FDBDE6B89CCCE5.jpg" manifest:media-type="image/jpeg"/>
  <manifest:file-entry manifest:full-path="Pictures/100000000000037E000003FFE50285F3C755C803.jpg" manifest:media-type="image/jpeg"/>
  <manifest:file-entry manifest:full-path="Pictures/10000000000004380000061510F1611C4CA83A14.jpg" manifest:media-type="image/jpeg"/>
  <manifest:file-entry manifest:full-path="Pictures/10000000000004380000068FA66E94899004C906.jpg" manifest:media-type="image/jpeg"/>
  <manifest:file-entry manifest:full-path="Pictures/10000000000004380000069C9C4D9821201D0FE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Courier New" fo:font-size="11pt" fo:font-weight="bold" officeooo:rsid="001de4d0" officeooo:paragraph-rsid="001de4d0" style:font-size-asian="11pt" style:font-weight-asian="bold" style:font-size-complex="11pt" style:font-weight-complex="bold"/>
    </style:style>
    <style:style style:name="T1" style:family="text">
      <style:text-properties officeooo:rsid="002985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in" svg:height="10.0917in" draw:z-index="0"><draw:image xlink:href="Pictures/10000000000004380000061510F1611C4CA83A14.jpg" xlink:type="simple" xlink:show="embed" xlink:actuate="onLoad"/></draw:frame></text:p>
      <text:p text:style-name="Standard"><draw:frame draw:style-name="fr2" draw:name="Image2" text:anchor-type="paragraph" svg:width="7.2in" svg:height="9.0445in" draw:z-index="1"><draw:image xlink:href="Pictures/10000000000004380000068FA66E94899004C906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width="6.8346in" svg:height="8.5811in" draw:z-index="2"><draw:image xlink:href="Pictures/10000000000004380000069C9C4D9821201D0FE9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paragraph" svg:width="7.2in" svg:height="9.4in" draw:z-index="3"><draw:image xlink:href="Pictures/10000000000004380000058204FDBDE6B89CCCE5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3" draw:name="Image5" text:anchor-type="paragraph" svg:x="0.0772in" svg:y="0.1043in" svg:width="6.9752in" svg:height="7.9819in" draw:z-index="4"><draw:image xlink:href="Pictures/100000000000037E000003FFE50285F3C755C803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paragraph" svg:x="-0.022in" svg:y="0in" svg:width="7.2in" svg:height="8.3689in" draw:z-index="5"><draw:image xlink:href="Pictures/100000000000043800000663A0ECEC69455CAECF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width="7.1252in" svg:height="7.4681in" draw:z-index="6"><draw:image xlink:href="Pictures/10000000000004380000046CFCAF57641EDA3E32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paragraph" svg:width="7.2in" svg:height="7.6201in" draw:z-index="7"><draw:image xlink:href="Pictures/1000000000000438000004779E7CAC7BFD8D32C0.jp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Courier New" fo:font-size="11pt" fo:font-weight="bold" officeooo:rsid="001de4d0" officeooo:paragraph-rsid="001de4d0" style:font-size-asian="11pt" style:font-weight-asian="bold" style:font-size-complex="11pt" style:font-weight-complex="bold"/>
    </style:style>
    <style:style style:name="MT1" style:family="text">
      <style:text-properties officeooo:rsid="00298596"/>
    </style:style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style:writing-mode="lr-tb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(c) 2018 VauLSMorg – This is a free document. </text:p>
        <text:p text:style-name="MP1">http://rms46.vlsm.org/2/21<text:span text:style-name="MT1">8</text:span>.pdf <text:s text:c="2"/>UNInet – IPTEKnet Proposal 1987 <text:s text:c="2"/><text:page-number text:select-page="current">8</text:page-number> / <text:page-count>8</text:page-count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9:35:15.575530757</meta:creation-date>
    <dc:date>2018-03-14T10:50:31.360652286</dc:date>
    <meta:editing-duration>PT1H7M47S</meta:editing-duration>
    <meta:editing-cycles>11</meta:editing-cycles>
    <meta:generator>LibreOffice/5.1.6.2$Linux_X86_64 LibreOffice_project/10m0$Build-2</meta:generator>
    <meta:document-statistic meta:table-count="0" meta:image-count="8" meta:object-count="0" meta:page-count="8" meta:paragraph-count="2" meta:word-count="16" meta:character-count="121" meta:non-whitespace-character-count="98"/>
  </office:meta>
</office:document-meta>
</file>